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7c72de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ba0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408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style:font-size-asian="11pt" style:font-size-complex="11pt"/>
    </style:style>
    <style:style style:name="T15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officeooo:rsid="1035cc54"/>
    </style:style>
    <style:style style:name="T164" style:family="text">
      <style:text-properties officeooo:rsid="103b85c2"/>
    </style:style>
    <style:style style:name="T165" style:family="text">
      <style:text-properties officeooo:rsid="10d28a1c"/>
    </style:style>
    <style:style style:name="T166" style:family="text">
      <style:text-properties officeooo:rsid="10b6b930"/>
    </style:style>
    <style:style style:name="T167" style:family="text">
      <style:text-properties fo:language="en" fo:country="GB" officeooo:rsid="10b6b930"/>
    </style:style>
    <style:style style:name="T168" style:family="text">
      <style:text-properties fo:language="en" fo:country="GB"/>
    </style:style>
    <style:style style:name="T169" style:family="text">
      <style:text-properties fo:language="en" fo:country="GB" officeooo:rsid="10a19599"/>
    </style:style>
    <style:style style:name="T170" style:family="text">
      <style:text-properties fo:language="en" fo:country="GB" officeooo:rsid="10d28a1c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d1ec96e" style:font-size-asian="12pt" style:font-size-complex="12pt"/>
    </style:style>
    <style:style style:name="T199" style:family="text">
      <style:text-properties style:font-name="Liberation Sans" fo:font-size="12pt" fo:language="en" fo:country="GB" officeooo:rsid="110298af" style:font-size-asian="12pt" style:font-size-complex="12pt"/>
    </style:style>
    <style:style style:name="T200" style:family="text">
      <style:text-properties style:font-name="Liberation Sans" fo:font-size="12pt" fo:language="en" fo:country="GB" officeooo:rsid="0ff397b4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font-name="Liberation Sans" fo:font-size="12pt" fo:language="en" fo:country="GB" officeooo:rsid="0f51b898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language="en" fo:country="GB" style:text-underline-style="none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esktop environment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NOME is the most widely used desktop environment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</text:span><text:span text:style-name="T130">Cinnamon</text:span><text:span text:style-name="T131"> </text:span><text:span text:style-name="Strong_20_Emphasis"><text:span text:style-name="T129">desktop environment </text:span></text:span><text:span text:style-name="T130">is </text:span><text:span text:style-name="T128">similar to Windows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2">de</text:span></text:span><text:span text:style-name="Strong_20_Emphasis"><text:span text:style-name="T127">.iso</text:span></text:span><text:span text:style-name="T128"> <text:tab/><text:tab/><text:tab/></text:span><text:span text:style-name="T130">LXDE is </text:span><text:span text:style-name="T128">similar to Windows </text:span><text:span text:style-name="T133">and </text:span><text:span text:style-name="T128">for </text:span><text:span text:style-name="T134">very </text:span><text:span text:style-name="T128">old computers</text:span><text:span text:style-name="T135"><text:line-break/>On </text:span><text:a xlink:type="simple" xlink:href="https://karelzimmer.nl/en" text:style-name="Internet_20_link" text:visited-style-name="Visited_20_Internet_20_Link"><text:span text:style-name="Strong_20_Emphasis"><text:span text:style-name="T136">karelzimmer.nl/en</text:span></text:span></text:a><text:span text:style-name="T135">, under </text:span><text:span text:style-name="T137">Install L</text:span><text:span text:style-name="T126">inux</text:span><text:span text:style-name="T135">, </text:span><text:span text:style-name="T138">in </text:span><text:span text:style-name="T139">Linux </text:span><text:span text:style-name="T140">i</text:span><text:span text:style-name="T139">nfo</text:span><text:span text:style-name="T138">, </text:span><text:span text:style-name="T135">you'll find instructions for creating a bootable USB stick.</text:span></text:p></text:note-body></text:note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2">Select </text:span><text:span text:style-name="T143">Live </text:span><text:span text:style-name="T144">system (amd64)</text:span><text:span text:style-name="T145"> </text:span><text:span text:style-name="T146">and press </text:span><text:span text:style-name="T147">the</text:span><text:span text:style-name="T148"> </text:span><text:span text:style-name="T149">Enter</text:span><text:span text:style-name="T14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1">Start the installation by clicking </text:span><text:span text:style-name="Strong_20_Emphasis"><text:span text:style-name="T152">Activities</text:span></text:span><text:span text:style-name="T151"> and clicking </text:span><text:span text:style-name="Strong_20_Emphasis"><text:span text:style-name="T152">Install Debian</text:span></text:span><text:span text:style-name="Strong_20_Emphasis"><text:span text:style-name="T15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3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4">Follow the installation screens and complete them.</text:span></text:span><text:span text:style-name="T15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6">Connect to the </text:span><text:span text:style-name="T157">network</text:span><text:span text:style-name="T15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58">At</text:span><text:span text:style-name="T151"> </text:span><text:span text:style-name="T152">Welcome</text:span><text:span text:style-name="T151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59">Select </text:span><text:span text:style-name="T160">application and </text:span><text:span text:style-name="T159">system language, and c</text:span><text:span text:style-name="T161">lic</text:span><text:span text:style-name="T158">k</text:span><text:span text:style-name="T161"> </text:span><text:span text:style-name="Strong_20_Emphasis"><text:span text:style-name="T162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3">At</text:span> <text:span text:style-name="Strong_20_Emphasis">Regio</text:span><text:span text:style-name="Strong_20_Emphasis"><text:span text:style-name="T164">n</text:span></text:span> <text:span text:style-name="T163">choose</text:span> <text:span text:style-name="Strong_20_Emphasis">Europ</text:span><text:span text:style-name="Strong_20_Emphasis"><text:span text:style-name="T163">e</text:span></text:span> <text:span text:style-name="T165">and click </text:span><text:span text:style-name="Strong_20_Emphasis"><text:span text:style-name="T165">Next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6">At</text:span> <text:span text:style-name="Strong_20_Emphasis"><text:span text:style-name="T166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67">Choose</text:span><text:span text:style-name="T168"> </text:span><text:span text:style-name="Strong_20_Emphasis"><text:span text:style-name="T168">English (US)</text:span></text:span><text:span text:style-name="T168"> </text:span><text:span text:style-name="T167">a</text:span><text:span text:style-name="T169">n</text:span><text:span text:style-name="T167">d</text:span><text:span text:style-name="T169"> </text:span><text:span text:style-name="Strong_20_Emphasis"><text:span text:style-name="T169">English (US, intl., with dead keys)</text:span></text:span><text:span text:style-name="T169">, </text:span><text:span text:style-name="T170">and click </text:span><text:span text:style-name="Strong_20_Emphasis"><text:span text:style-name="T170">Next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1">At </text:span><text:span text:style-name="Strong_20_Emphasis"><text:span text:style-name="T172">Users</text:span></text:span><text:span text:style-name="T17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4">E</text:span><text:span text:style-name="T175">nter </text:span><text:span text:style-name="Strong_20_Emphasis"><text:span text:style-name="T172">What is your name</text:span></text:span><text:span text:style-name="T176"> </text:span><text:span text:style-name="T177">&lt;</text:span><text:span text:style-name="T178">user</text:span><text:span text:style-name="T177">&gt;</text:span><text:span text:style-name="T179">, </text:span><text:span text:style-name="Strong_20_Emphasis"><text:span text:style-name="T180"><text:line-break/></text:span></text:span><text:span text:style-name="Strong_20_Emphasis"><text:span text:style-name="T181">What name do you want to use to log in</text:span></text:span><text:span text:style-name="T182"> </text:span><text:span text:style-name="T177">&lt;</text:span><text:span text:style-name="T178">user</text:span><text:span text:style-name="T183">name</text:span><text:span text:style-name="T177">&gt;</text:span><text:span text:style-name="T182">,</text:span><text:span text:style-name="Strong_20_Emphasis"><text:span text:style-name="T184"><text:line-break/></text:span></text:span><text:span text:style-name="Strong_20_Emphasis"><text:span text:style-name="T185">What is the na</text:span></text:span><text:span text:style-name="Strong_20_Emphasis"><text:span text:style-name="T181">me of </text:span></text:span><text:span text:style-name="Strong_20_Emphasis"><text:span text:style-name="T186">this</text:span></text:span><text:span text:style-name="Strong_20_Emphasis"><text:span text:style-name="T181"> computer</text:span></text:span><text:span text:style-name="T187"> &lt;</text:span><text:span text:style-name="T188">computerna</text:span><text:span text:style-name="T189">me&gt;</text:span><text:span text:style-name="T182">,</text:span><text:span text:style-name="Strong_20_Emphasis"><text:span text:style-name="T184"><text:line-break/></text:span></text:span><text:span text:style-name="Strong_20_Emphasis"><text:span text:style-name="T190">enter a </text:span></text:span><text:span text:style-name="Strong_20_Emphasis"><text:span text:style-name="T191">password</text:span></text:span><text:span text:style-name="T192"> twice </text:span><text:span text:style-name="T193">and click </text:span><text:span text:style-name="Strong_20_Emphasis"><text:span text:style-name="T194">Next</text:span></text:span><text:span text:style-name="T193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5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6">Log in as </text:span><text:span text:style-name="T177">&lt;</text:span><text:span text:style-name="T178">user</text:span><text:span text:style-name="T177">&gt;</text:span><text:span text:style-name="T196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97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197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98">Type the </text:span><text:span text:style-name="T199">following </text:span><text:span text:style-name="T198">t</text:span><text:span text:style-name="T200">hree</text:span><text:span text:style-name="T198"> commands, each followed by the</text:span><text:span text:style-name="T72"> </text:span><text:span text:style-name="T78">Enter</text:span><text:span text:style-name="T198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1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2">Press the Super key</text:span><text:span text:style-name="T203">1</text:span><text:span text:style-name="T202">, </text:span><text:span text:style-name="T204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5">Se</text:span><text:span text:style-name="T206">lect</text:span><text:span text:style-name="T205"> </text:span><text:span text:style-name="Strong_20_Emphasis"><text:span text:style-name="T207">3</text:span></text:span><text:span text:style-name="T208"> </text:span><text:span text:style-name="T209">Finish installatio</text:span><text:span text:style-name="T210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1">S</text:span></text:span><text:span text:style-name="Strong_20_Emphasis"><text:span text:style-name="T212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3">Log in as</text:span><text:span text:style-name="T196"> </text:span><text:span text:style-name="T177">&lt;</text:span><text:span text:style-name="T178">user</text:span><text:span text:style-name="T177">&gt;</text:span><text:span text:style-name="T214"><text:note text:id="ftn11" text:note-class="footnote"><text:note-citation>1</text:note-citation><text:note-body><text:p text:style-name="P85"><text:span text:style-name="T215">Login any additional </text:span><text:span text:style-name="T216">user</text:span><text:span text:style-name="T217">s </text:span><text:span text:style-name="T215">and follow the same steps.</text:span></text:p></text:note-body></text:note></text:span><text:span text:style-name="T196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18">Follow the welcome screens.</text:span><text:span text:style-name="T150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19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19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0">Select</text:span><text:span text:style-name="T205"> </text:span><text:span text:style-name="Strong_20_Emphasis"><text:span text:style-name="T207">4</text:span></text:span><text:span text:style-name="T221"> </text:span><text:span text:style-name="T222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3">End of checklist,</text:span><text:span text:style-name="T224"> </text:span><text:span text:style-name="T224"><text:user-field-get text:name="Distro">Debian</text:user-field-get></text:span><text:span text:style-name="T104"><text:s/></text:span><text:span text:style-name="T105">Desktop</text:span><text:span text:style-name="T106"> </text:span><text:span text:style-name="T223">installation is complete.</text:span></text:p>
      <text:p text:style-name="P97"/>
      <text:p text:style-name="P98"><text:span text:style-name="T225">Written</text:span><text:span text:style-name="T226"> </text:span><text:span text:style-name="T225">by</text:span><text:span text:style-name="T226"> </text:span><text:a xlink:type="simple" xlink:href="mailto:info@karelzimmer.nl?subject=Checklist%20installation%20Linux" text:style-name="Internet_20_link" text:visited-style-name="Visited_20_Internet_20_Link"><text:span text:style-name="T227">Karel Zimmer</text:span></text:a><text:span text:style-name="T228">.</text:span></text:p>
      <text:p text:style-name="P99"><text:span text:style-name="T229">License </text:span><text:span text:style-name="T230">C</text:span><text:span text:style-name="T231">C0</text:span><text:span text:style-name="T228"> 1.0</text:span><text:span text:style-name="T232"> </text:span><text:span text:style-name="T23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2"><text:s/></text:span><text:span text:style-name="T23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20T18:22:40.461048292">20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0T18:22:40.393526230</dc:date>
    <meta:keyword>Installatie</meta:keyword>
    <meta:keyword>Checklist</meta:keyword>
    <meta:keyword>Linux</meta:keyword>
    <meta:editing-cycles>7152</meta:editing-cycles>
    <meta:editing-duration>P12DT19H15M38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7" meta:word-count="608" meta:character-count="3702" meta:non-whitespace-character-count="3155"/>
    <meta:user-defined meta:name="Info 1"/>
    <meta:user-defined meta:name="Info 2"/>
    <meta:user-defined meta:name="Info 3"/>
    <meta:user-defined meta:name="Info 4"/>
  </office:meta>
</office:document-meta>
</file>